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-color="#222222" fo:padding-top="-0.045cm" fo:padding-bottom="-0.045cm" fo:padding-left="-0.045cm" fo:padding-right="-0.045cm"/>
    </style:style>
    <style:style style:name="gr2" style:family="graphic" style:parent-style-name="standard">
      <style:graphic-properties svg:stroke-width="0.01cm" svg:stroke-color="#000000" draw:fill-color="#777777" fo:padding-top="-0.045cm" fo:padding-bottom="-0.045cm" fo:padding-left="-0.045cm" fo:padding-right="-0.045cm"/>
    </style:style>
    <style:style style:name="gr3" style:family="graphic" style:parent-style-name="standard">
      <style:graphic-properties svg:stroke-width="0.01cm" svg:stroke-color="#000000" draw:fill-color="#cccccc" fo:padding-top="-0.045cm" fo:padding-bottom="-0.045cm" fo:padding-left="-0.045cm" fo:padding-right="-0.045cm"/>
    </style:style>
    <style:style style:name="gr4" style:family="graphic" style:parent-style-name="standard">
      <style:graphic-properties svg:stroke-width="0.01cm" svg:stroke-color="#000000" draw:fill-color="#aaaaaa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4.963cm" svg:y="-2.143cm"/>
          <draw:glue-point draw:id="6" svg:x="4.963cm" svg:y="-2.143cm"/>
          <draw:glue-point draw:id="7" svg:x="0cm" svg:y="5cm"/>
          <draw:glue-point draw:id="8" svg:x="0cm" svg:y="-0.619cm"/>
          <draw:path draw:style-name="gr1" draw:layer="layout" svg:width="2.57cm" svg:height="2cm" svg:x="0cm" svg:y="0cm" svg:viewBox="0 0 2571 2001" svg:d="m1286 0c191 0 953 95 1143 285s191 477 0 572-571-190-571-286 190-95 95-190-95 0-191 0 0 0 0 95 0 286 96 286 95 0 95 95 190 572 190 762 96 382-95 382-1334 0-1524 0-95-191-95-382 190-667 190-762 0-95 95-95 96-191 96-286 95-95 0-95-96-96-191 0 95 95 95 190-381 381-571 286-191-381 0-572 953-285 1143-285z">
            <text:p/>
          </draw:path>
          <draw:circle draw:style-name="gr2" draw:layer="layout" svg:width="0.8cm" svg:height="0.8cm" svg:x="0.886cm" svg:y="0.476cm">
            <text:p/>
          </draw:circle>
          <draw:circle draw:style-name="gr3" draw:layer="layout" svg:width="0.114cm" svg:height="0.114cm" svg:x="1.438cm" svg:y="0.61cm">
            <text:p/>
          </draw:circle>
          <draw:circle draw:style-name="gr3" draw:layer="layout" svg:width="0.114cm" svg:height="0.114cm" svg:x="1.305cm" svg:y="0.533cm">
            <text:p/>
          </draw:circle>
          <draw:circle draw:style-name="gr3" draw:layer="layout" svg:width="0.114cm" svg:height="0.114cm" svg:x="1.152cm" svg:y="0.533cm">
            <text:p/>
          </draw:circle>
          <draw:circle draw:style-name="gr3" draw:layer="layout" svg:width="0.114cm" svg:height="0.114cm" svg:x="1.019cm" svg:y="0.61cm">
            <text:p/>
          </draw:circle>
          <draw:circle draw:style-name="gr3" draw:layer="layout" svg:width="0.114cm" svg:height="0.114cm" svg:x="0.943cm" svg:y="0.743cm">
            <text:p/>
          </draw:circle>
          <draw:circle draw:style-name="gr3" draw:layer="layout" svg:width="0.114cm" svg:height="0.114cm" svg:x="0.943cm" svg:y="0.895cm">
            <text:p/>
          </draw:circle>
          <draw:circle draw:style-name="gr3" draw:layer="layout" svg:width="0.114cm" svg:height="0.114cm" svg:x="1.019cm" svg:y="1.029cm">
            <text:p/>
          </draw:circle>
          <draw:circle draw:style-name="gr3" draw:layer="layout" svg:width="0.114cm" svg:height="0.114cm" svg:x="1.152cm" svg:y="1.105cm">
            <text:p/>
          </draw:circle>
          <draw:circle draw:style-name="gr3" draw:layer="layout" svg:width="0.114cm" svg:height="0.114cm" svg:x="1.305cm" svg:y="1.105cm">
            <text:p/>
          </draw:circle>
          <draw:circle draw:style-name="gr3" draw:layer="layout" svg:width="0.114cm" svg:height="0.114cm" svg:x="1.438cm" svg:y="1.029cm">
            <text:p/>
          </draw:circle>
          <draw:circle draw:style-name="gr4" draw:layer="layout" svg:width="0.381cm" svg:height="0.381cm" svg:x="1.095cm" svg:y="0.686cm">
            <text:p/>
          </draw:circle>
          <draw:path draw:style-name="gr4" draw:layer="layout" svg:width="0.232cm" svg:height="0.086cm" svg:x="1.497cm" svg:y="0.951cm" svg:viewBox="0 0 233 87" svg:d="m76 22c38 21 57 0 115 0s39-20 39 21c-20 41 0 41-58 41s-58 20-135-41c-76-41-19-61 39-2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Telephone</dc:title>
    <meta:creation-date>2011-02-07T17:12:59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